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093cm" svg:height="2.57cm" draw:transform="rotate (-1.55247036964896) translate (6.2647339765167cm 5.09846215125609cm)" svg:viewBox="0 0 1094 2571" svg:d="M1093 2407c-58-184-194-509-257-1020-53-421-41-809-25-1003 15-195-855-649-809-175 44 474 31 522 112 1135 81 611 123 706 193 1046 71 337 827 118 786 17z">
          <text:p/>
        </draw:path>
        <draw:path draw:style-name="gr1" draw:text-style-name="P1" draw:layer="layout" svg:width="0.902cm" svg:height="0.661cm" draw:transform="rotate (-2.15687788961459) translate (6.5064578120657cm 5.2577947751290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9) rotate (-2.1556561591382) translate (4.4564573185943cm 5.57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2.024cm" svg:height="6.103cm" svg:x="4.152cm" svg:y="2.812cm" svg:viewBox="0 0 2025 6104" svg:d="M1861 1c-382 42-982 270-1171 794s-181 931-161 1908 165 2514-293 2595c-266 39-322 852-90 803 340-104 804-482 922-983s136-1129 89-2263-170-2301 563-2051c137 33 523-845 141-803z">
          <text:p/>
        </draw:path>
        <draw:path draw:style-name="gr1" draw:text-style-name="P1" draw:layer="layout" svg:width="0.903cm" svg:height="0.661cm" draw:transform="rotate (-2.15757602131539) translate (6.5059911071038cm 2.95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4.8569911071038cm 8.258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56:07.891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